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27cm" svg:y="2.27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" draw:text-style-name="P1" draw:layer="layout" svg:width="1.27cm" svg:height="1.27cm" svg:x="5.445cm" svg:y="2.27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2" draw:text-style-name="P1" draw:layer="layout" svg:width="0.767cm" svg:height="1.27cm" draw:transform="rotate (-0.785398163398487) translate (6.343cm 4.1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7cm" svg:height="1.27cm" draw:transform="rotate (0.7853981633973) translate (2.177cm 4.7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7cm" svg:height="1.27cm" svg:x="7.985cm" svg:y="2.27cm">
          <text:p/>
          <draw:enhanced-geometry svg:viewBox="0 0 21600 21600" draw:glue-points="10800 0 3163 3163 0 10800 3163 18437 10800 21600 18437 18437 21600 10800 18437 3163" draw:text-areas="3163 3163 18437 18437" draw:type="ring" draw:modifiers="4419.727177334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27cm" svg:height="1.27cm" svg:x="10.525cm" svg:y="2.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-0.767cm" svg:height="-1.27cm" svg:x="13.884cm" svg:y="3.6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0T19:48:27</meta:creation-date>
    <dc:date>2011-06-20T20:06:12</dc:date>
    <meta:editing-duration>PT1M40S</meta:editing-duration>
    <meta:editing-cycles>1</meta:editing-cycles>
    <meta:document-statistic meta:object-count="7"/>
    <meta:generator>LibreOffice/3.3$Linux LibreOffice_project/330m19$Build-202</meta:generator>
  </office:meta>
</office:document-meta>
</file>